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ce8"/>
        <table:table-column table:style-name="co2" table:number-columns-repeated="22" table:default-cell-style-name="ce10"/>
        <table:table-column table:style-name="co3" table:number-columns-repeated="2" table:default-cell-style-name="ce10"/>
        <table:table-row table:style-name="ro1">
          <table:table-cell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2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arg_def_types&gt;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7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18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18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7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14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</table:table>
      <table:table table:name="First(X1)" table:style-name="ta1">
        <table:table-column table:style-name="co3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 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3" table:default-cell-style-name="Default"/>
        <table:table-column table:style-name="co3" table:default-cell-style-name="ce11"/>
        <table:table-column table:style-name="co8" table:default-cell-style-name="ce12"/>
        <table:table-column table:style-name="co3" table:default-cell-style-name="Default"/>
        <table:table-row table:style-name="ro2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  <table:table-cell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5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4:33:19.711269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2-11T14:34:25.274986893</dc:date>
    <meta:editing-duration>PT16H59M14S</meta:editing-duration>
    <meta:editing-cycles>239</meta:editing-cycles>
    <meta:generator>LibreOffice/7.0.5.2$Linux_X86_64 LibreOffice_project/00$Build-2</meta:generator>
    <meta:document-statistic meta:table-count="3" meta:cell-count="370" meta:object-count="0"/>
  </office:meta>
</office:document-meta>
</file>